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cc00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position="-33% 58%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3333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CHS – Multi Factor Authentication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 text:style-name="P1">Developed by:</text:p>
            <text:p text:style-name="P1"/>
            <text:p text:style-name="P1">Karan Dhamejani</text:p>
            <text:p text:style-name="P1">Ryan Schoppmeyer</text:p>
            <text:p text:style-name="P1">Samrat Karlapudi</text:p>
            <text:p text:style-name="P1">Sunny Ketka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What we set out to do</text:p>
              </text:list-item>
              <text:list-item>
                <text:p>How well we did what we committed to</text:p>
              </text:list-item>
              <text:list-item>
                <text:p>Reqs document – snippets or screen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MFA Overview – Theory</text:p>
              </text:list-item>
              <text:list-item>
                <text:p>Meet Our Application – Technical</text:p>
              </text:list-item>
              <text:list-item>
                <text:p>Demonstration</text:p>
              </text:list-item>
              <text:list-item>
                <text:p>What We Learned – Pros and C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FA 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n this application, “multi” means “two”</text:p>
                <text:list>
                  <text:list-item>
                    <text:p>Something you have (a token device)</text:p>
                  </text:list-item>
                  <text:list-item>
                    <text:p>Something you know (a password)</text:p>
                  </text:list-item>
                </text:list>
              </text:list-item>
              <text:list-item>
                <text:p>Both are required to successfully login</text:p>
              </text:list-item>
              <text:list-item>
                <text:p>A hacker (theoretically) can't steal bo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t Is Implemente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erver architecture</text:p>
              </text:list-item>
              <text:list-item>
                <text:p>Client <text:span text:style-name="T1">is</text:span><text:span text:style-name="T2"> Google Authenticator (phone, tablet...)</text:span></text:p>
              </text:list-item>
              <text:list-item>
                <text:p><text:span text:style-name="T2">Algorithm:</text:span></text:p>
              </text:list-item>
            </text:list>
          </draw:text-box>
        </draw:frame>
        <draw:frame draw:style-name="gr2" draw:text-style-name="P2" draw:layer="layout" svg:width="18.288cm" svg:height="1.786cm" svg:x="7.112cm" svg:y="12.184cm">
          <draw:text-box>
            <text:p text:style-name="P2"><text:span text:style-name="T3">TOTP</text:span><text:span text:style-name="T4"> = HMAC</text:span><text:span text:style-name="T5">SHA-1</text:span><text:span text:style-name="T4">(</text:span><text:span text:style-name="T6">SSK</text:span><text:span text:style-name="T4">,</text:span><text:span text:style-name="T7"> </text:span><text:span text:style-name="T8">t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Nice blob diagram with components for every part of the proces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quence Diagram of login/reques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Diagram goes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Diagra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Diagram goes here. <text:s/>Go over the details in high lev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– out of slidesho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Demo agenda</text:p>
              </text:list-item>
              <text:list-item>
                <text:p>Demo agenda 2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Diagram agai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Retouch on the points people are likely to miss before seeing the 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 – Pros and C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+ Provably strong cryptography</text:p>
              </text:list-item>
              <text:list-item>
                <text:p>+ Less vulnerable to purely digital identity theft</text:p>
              </text:list-item>
              <text:list-item>
                <text:p>+ User-safe </text:p>
                <text:p/>
              </text:list-item>
              <text:list-item>
                <text:p>- Passwords are not hashed</text:p>
              </text:list-item>
              <text:list-item>
                <text:p>- Login stages are seperate</text:p>
              </text:list-item>
              <text:list-item>
                <text:p>- ??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sentation 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dentify the “curiosity”, which is the things people want to know most about</text:p>
              </text:list-item>
              <text:list-item>
                <text:p>TB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Schoppmeyer</meta:initial-creator>
    <meta:creation-date>2014-03-12T16:55:35.061192399</meta:creation-date>
    <dc:date>2014-03-12T18:34:17.712479549</dc:date>
    <dc:creator>Ryan Schoppmeyer</dc:creator>
    <meta:editing-duration>PT1H23M30S</meta:editing-duration>
    <meta:editing-cycles>4</meta:editing-cycles>
    <meta:generator>LibreOffice/4.1.3.2$Linux_x86 LibreOffice_project/410m0$Build-2</meta:generator>
    <meta:document-statistic meta:object-count="70"/>
  </office:meta>
</office:document-meta>
</file>